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Heading_20_1" style:master-page-name="Standard">
      <style:paragraph-properties fo:line-height="100%" style:page-number="auto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0662e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span text:style-name="T1">Solicitação</text:span><text:span text:style-name="T1"> </text:span><text:span text:style-name="T1">de</text:span><text:span text:style-name="T1"> </text:span><text:span text:style-name="T1">Mudança</text:span></text:h>
      <text:p text:style-name="P1"><text:span text:style-name="T2">Nome</text:span><text:span text:style-name="T2"> </text:span><text:span text:style-name="T2">do</text:span><text:span text:style-name="T2"> </text:span><text:span text:style-name="T2">Sistema</text:span><text:span text:style-name="T2">:</text:span><text:span text:style-name="T3"> </text:span><text:span text:style-name="T3">Sistema</text:span><text:span text:style-name="T3"> </text:span><text:span text:style-name="T3">de</text:span><text:span text:style-name="T3"> </text:span><text:span text:style-name="T3">Vendas</text:span><text:span text:style-name="T3"> </text:span><text:span text:style-name="T3">e</text:span><text:span text:style-name="T3"> </text:span><text:span text:style-name="T3">Reserva</text:span><text:span text:style-name="T3"> </text:span><text:span text:style-name="T3">de</text:span><text:span text:style-name="T3"> </text:span><text:span text:style-name="T3">Ingresso</text:span></text:p>
      <text:p text:style-name="P1"><text:span text:style-name="T2">Data</text:span><text:span text:style-name="T2">:</text:span><text:span text:style-name="T3"> 27/05/2015</text:span></text:p>
      <text:p text:style-name="P2"/>
      <text:p text:style-name="P1"><text:span text:style-name="T2">Solicitante:</text:span><text:span text:style-name="T3"> Lucas de Assis Rosa</text:span></text:p>
      <text:p text:style-name="P2"/>
      <text:p text:style-name="P1"><text:span text:style-name="T2">Descrição</text:span><text:span text:style-name="T2"> </text:span><text:span text:style-name="T2">detalhada</text:span><text:span text:style-name="T2">:</text:span></text:p>
      <text:p text:style-name="P1"><text:span text:style-name="T3">1 - É necessário alterar o método finalizarCompra do SistemaController, para armazenar e buscar corretamente os assentos ocupados e </text:span><text:span text:style-name="T4">inválidos</text:span><text:span text:style-name="T3"> dentro de Sessao. Assim como o escolher</text:span><text:span text:style-name="T5">Lugar, que precisa buscar as informações de assentosInvalidos e Ocupados do BD em vez de simular.</text:span></text:p>
      <text:p text:style-name="P2"/>
      <text:p text:style-name="P1"><text:span text:style-name="T3">2 – </text:span><text:span text:style-name="T3">Será</text:span><text:span text:style-name="T3"> </text:span><text:span text:style-name="T3">preciso</text:span><text:span text:style-name="T3"> </text:span><text:span text:style-name="T3">alterar</text:span><text:span text:style-name="T3"> </text:span><text:span text:style-name="T3">o</text:span><text:span text:style-name="T3"> </text:span><text:span text:style-name="T3">método</text:span><text:span text:style-name="T3"> </text:span><text:span text:style-name="T3">buscaPorCliente</text:span><text:span text:style-name="T3"> </text:span><text:span text:style-name="T3">das</text:span><text:span text:style-name="T3"> </text:span><text:span text:style-name="T3">classes</text:span><text:span text:style-name="T3"> </text:span><text:span text:style-name="T3">RegistroCompraDao</text:span><text:span text:style-name="T3"> </text:span><text:span text:style-name="T3">e</text:span><text:span text:style-name="T3"> </text:span><text:span text:style-name="T3">IngressoDao</text:span><text:span text:style-name="T3">, </text:span><text:span text:style-name="T3">mais</text:span><text:span text:style-name="T3"> </text:span><text:span text:style-name="T3">especificamente</text:span><text:span text:style-name="T3"> </text:span><text:span text:style-name="T3">a</text:span><text:span text:style-name="T3"> </text:span><text:span text:style-name="T3">string</text:span><text:span text:style-name="T3"> </text:span><text:span text:style-name="T3">de</text:span><text:span text:style-name="T3"> </text:span><text:span text:style-name="T3">consulta</text:span><text:span text:style-name="T3"> </text:span><text:span text:style-name="T3">do</text:span><text:span text:style-name="T3"> </text:span><text:span text:style-name="T3">createQuery</text:span><text:span text:style-name="T3">.</text:span></text:p>
      <text:p text:style-name="P2"/>
      <text:p text:style-name="P2"/>
      <text:p text:style-name="P1"><text:span text:style-name="T2">Justificativa:</text:span><text:span text:style-name="T3"> Inicialmente </text:span><text:span text:style-name="T4">os métodos</text:span><text:span text:style-name="T3"> finalizarCompra e o escolher</text:span><text:span text:style-name="T5">Lugar </text:span><text:span text:style-name="T3">fo</text:span><text:span text:style-name="T5">ram</text:span><text:span text:style-name="T3"> realizado com dados simulados para testar a compra de ingresso, logo, foi previsto que seria preciso mudá-lo. Os retornos do buscaPorCliente não estão formatados de modo que a consulta seja reconhecida, por isso a necessidade de mudança. As duas alterações foram </text:span><text:span text:style-name="T4">necessárias</text:span><text:span text:style-name="T3"> para continuação da implementação da consulta de uma compra realizada.</text:span></text:p>
      <text:p text:style-name="P2"/>
      <text:p text:style-name="P1"><text:span text:style-name="T2">Anexos</text:span><text:span text:style-name="T2">:</text:span><text:span text:style-name="T3"> </text:span><text:span text:style-name="T3">Classes</text:span><text:span text:style-name="T3"> </text:span><text:span text:style-name="T3">alteradas</text:span><text:span text:style-name="T3"> </text:span><text:span text:style-name="T3">serão</text:span><text:span text:style-name="T3">: “</text:span><text:span text:style-name="T3">SistemaController</text:span><text:span text:style-name="T3">.</text:span><text:span text:style-name="T3">Java</text:span><text:span text:style-name="T3">”, “</text:span><text:span text:style-name="T3">RegistroAtracaoDao</text:span><text:span text:style-name="T3">.</text:span><text:span text:style-name="T3">Java</text:span><text:span text:style-name="T3">”, </text:span><text:span text:style-name="T3">e</text:span><text:span text:style-name="T3"> “</text:span><text:span text:style-name="T3">IngressoDao</text:span><text:span text:style-name="T3">.</text:span><text:span text:style-name="T3">Java</text:span><text:span text:style-name="T3">”.</text:span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2</meta:editing-cycles>
    <dc:date>2015-05-28T02:22:08.73</dc:date>
    <meta:editing-duration>P0D</meta:editing-duration>
    <meta:document-statistic meta:table-count="0" meta:image-count="0" meta:object-count="0" meta:page-count="1" meta:paragraph-count="10" meta:word-count="153" meta:character-count="1108" meta:non-whitespace-character-count="962"/>
  </office:meta>
</office:document-meta>
</file>